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nsolas" svg:font-family="Consolas, 'Courier New', Courier, mono, serif"/>
    <style:font-face style:name="Lohit Hindi1" svg:font-family="'Lohit Hindi'"/>
    <style:font-face style:name="Verdana" svg:font-family="Verdana, Geneva, Arial, Helvetica, sans-serif"/>
    <style:font-face style:name="verdana" svg:font-family="verdana, sans-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556cm" fo:text-align="start" style:justify-single-word="false" fo:orphans="2" fo:widows="2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cm" fo:margin-right="0cm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cm" fo:margin-right="0cm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0.5pt" fo:letter-spacing="normal" fo:language="en" fo:country="US" fo:font-style="normal" fo:font-weight="normal"/>
    </style:style>
    <style:style style:name="P4" style:family="paragraph" style:parent-style-name="Text_20_body">
      <style:paragraph-properties fo:margin-left="0cm" fo:margin-right="0cm" style:line-height-at-least="0.556cm" fo:text-align="start" style:justify-single-word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.265cm" fo:margin-top="0cm" fo:margin-bottom="0cm" style:line-height-at-least="0.556cm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8" style:family="paragraph" style:parent-style-name="Text_20_body" style:list-style-name="L2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9" style:family="paragraph" style:parent-style-name="Text_20_body" style:list-style-name="L3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10" style:family="paragraph" style:parent-style-name="Text_20_body" style:list-style-name="L4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11" style:family="paragraph" style:parent-style-name="Text_20_body" style:list-style-name="L5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12" style:family="paragraph" style:parent-style-name="Text_20_body" style:list-style-name="L6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13" style:family="paragraph" style:parent-style-name="Text_20_body" style:list-style-name="L7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14" style:family="paragraph" style:parent-style-name="Text_20_body" style:list-style-name="L9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15" style:family="paragraph" style:parent-style-name="Text_20_body" style:list-style-name="L10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16" style:family="paragraph" style:parent-style-name="Text_20_body" style:list-style-name="L1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17" style:family="paragraph" style:parent-style-name="Text_20_body" style:list-style-name="L2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18" style:family="paragraph" style:parent-style-name="Text_20_body" style:list-style-name="L3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19" style:family="paragraph" style:parent-style-name="Text_20_body" style:list-style-name="L5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20" style:family="paragraph" style:parent-style-name="Text_20_body" style:list-style-name="L7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21" style:family="paragraph" style:parent-style-name="Text_20_body" style:list-style-name="L9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22" style:family="paragraph" style:parent-style-name="Text_20_body" style:list-style-name="L3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800000" style:font-name="Consolas" fo:font-size="9pt" fo:letter-spacing="normal" fo:font-style="normal" fo:font-weight="normal" fo:background-color="#e7e5dc"/>
    </style:style>
    <style:style style:name="P23" style:family="paragraph" style:parent-style-name="Text_20_body" style:list-style-name="L5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800000" style:font-name="Consolas" fo:font-size="9pt" fo:letter-spacing="normal" fo:font-style="normal" fo:font-weight="normal" fo:background-color="#e7e5dc"/>
    </style:style>
    <style:style style:name="P24" style:family="paragraph" style:parent-style-name="Text_20_body" style:list-style-name="L8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800000" style:font-name="Consolas" fo:font-size="9pt" fo:letter-spacing="normal" fo:language="en" fo:country="US" fo:font-style="normal" fo:font-weight="normal" fo:background-color="#e7e5dc"/>
    </style:style>
    <style:style style:name="P25" style:family="paragraph" style:parent-style-name="Text_20_body" style:list-style-name="L1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26" style:family="paragraph" style:parent-style-name="Text_20_body" style:list-style-name="L2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27" style:family="paragraph" style:parent-style-name="Text_20_body" style:list-style-name="L3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28" style:family="paragraph" style:parent-style-name="Text_20_body" style:list-style-name="L4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29" style:family="paragraph" style:parent-style-name="Text_20_body" style:list-style-name="L5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30" style:family="paragraph" style:parent-style-name="Text_20_body" style:list-style-name="L6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31" style:family="paragraph" style:parent-style-name="Text_20_body" style:list-style-name="L7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32" style:family="paragraph" style:parent-style-name="Text_20_body" style:list-style-name="L9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fo:letter-spacing="normal" fo:background-color="#e7e5dc"/>
    </style:style>
    <style:style style:name="P33" style:family="paragraph" style:parent-style-name="Text_20_body" style:list-style-name="L1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34" style:family="paragraph" style:parent-style-name="Text_20_body" style:list-style-name="L2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35" style:family="paragraph" style:parent-style-name="Text_20_body" style:list-style-name="L3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36" style:family="paragraph" style:parent-style-name="Text_20_body" style:list-style-name="L4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37" style:family="paragraph" style:parent-style-name="Text_20_body" style:list-style-name="L5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38" style:family="paragraph" style:parent-style-name="Text_20_body" style:list-style-name="L6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39" style:family="paragraph" style:parent-style-name="Text_20_body" style:list-style-name="L7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40" style:family="paragraph" style:parent-style-name="Text_20_body" style:list-style-name="L9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41" style:family="paragraph" style:parent-style-name="Text_20_body" style:list-style-name="L10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background-color="#e7e5dc"/>
    </style:style>
    <style:style style:name="P42" style:family="paragraph" style:parent-style-name="Text_20_body" style:list-style-name="L3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800000" fo:letter-spacing="normal" fo:background-color="#e7e5dc"/>
    </style:style>
    <style:style style:name="P43" style:family="paragraph" style:parent-style-name="Text_20_body" style:list-style-name="L5">
      <style:paragraph-properties fo:margin-left="0cm" fo:margin-right="0cm" fo:margin-top="0cm" fo:margin-bottom="0cm" style:line-height-at-least="0.476cm" fo:text-align="start" style:justify-single-word="false" fo:orphans="2" fo:widows="2" fo:text-indent="0cm" style:auto-text-indent="false" fo:background-color="#f8f8f8" fo:padding="0cm" fo:border="none">
        <style:background-image/>
      </style:paragraph-properties>
      <style:text-properties fo:font-variant="normal" fo:text-transform="none" fo:color="#800000" fo:letter-spacing="normal" fo:background-color="#e7e5dc"/>
    </style:style>
    <style:style style:name="T1" style:family="text">
      <style:text-properties style:font-name="verdana" fo:font-size="10.5pt" fo:language="en" fo:country="US" fo:font-style="normal" fo:font-weight="normal"/>
    </style:style>
    <style:style style:name="T2" style:family="text">
      <style:text-properties style:font-name="verdana" fo:font-size="10.5pt" fo:font-style="normal" fo:font-weight="normal"/>
    </style:style>
    <style:style style:name="T3" style:family="text">
      <style:text-properties style:font-name-asian="verdana" style:font-size-asian="10.5pt" style:font-style-asian="normal" style:font-weight-asian="normal"/>
    </style:style>
    <style:style style:name="T4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5" style:family="text">
      <style:text-properties fo:font-variant="normal" fo:text-transform="none" fo:color="#000000" style:font-name="verdana" fo:font-size="10.5pt" fo:letter-spacing="normal" fo:language="en" fo:country="US" fo:font-style="normal" fo:font-weight="normal"/>
    </style:style>
    <style:style style:name="T6" style:family="text">
      <style:text-properties fo:font-variant="normal" fo:text-transform="none" fo:color="#000000" fo:letter-spacing="normal" style:font-name-asian="verdana" style:font-size-asian="10.5pt" style:font-style-asian="normal" style:font-weight-asian="normal"/>
    </style:style>
    <style:style style:name="T7" style:family="text">
      <style:text-properties fo:font-variant="normal" fo:text-transform="none" fo:color="#800000" style:font-name="verdana" fo:font-size="10.5pt" fo:letter-spacing="normal" fo:font-style="normal" fo:font-weight="normal"/>
    </style:style>
    <style:style style:name="T8" style:family="text">
      <style:text-properties fo:font-variant="normal" fo:text-transform="none" fo:color="#800000" fo:letter-spacing="normal" style:font-name-asian="verdana" style:font-size-asian="10.5pt" style:font-style-asian="normal" style:font-weight-asian="normal"/>
    </style:style>
    <style:style style:name="T9" style:family="text">
      <style:text-properties style:font-name="Consolas" fo:font-size="9pt" fo:font-style="normal" fo:font-weight="normal"/>
    </style:style>
    <style:style style:name="T10" style:family="text">
      <style:text-properties style:font-name="Consolas" fo:font-size="9pt" fo:font-style="normal" fo:font-weight="bold"/>
    </style:style>
    <style:style style:name="T11" style:family="text">
      <style:text-properties fo:color="#006699" fo:font-weight="bold"/>
    </style:style>
    <style:style style:name="T12" style:family="text">
      <style:text-properties fo:color="#006699" style:font-name="Consolas" fo:font-size="9pt" fo:font-style="normal" fo:font-weight="bold"/>
    </style:style>
    <style:style style:name="T13" style:family="text">
      <style:text-properties fo:color="#808080"/>
    </style:style>
    <style:style style:name="T14" style:family="text">
      <style:text-properties style:font-name-asian="Consolas" style:font-size-asian="9pt" style:font-style-asian="normal" style:font-weight-asian="normal"/>
    </style:style>
    <style:style style:name="T15" style:family="text">
      <style:text-properties fo:color="#008200"/>
    </style:style>
    <style:style style:name="T16" style:family="text">
      <style:text-properties fo:color="#008200" style:font-name="Consolas" fo:font-size="9pt" fo:font-style="normal" fo:font-weight="normal"/>
    </style:style>
    <style:style style:name="T17" style:family="text">
      <style:text-properties fo:color="#008200" style:font-name-asian="Consolas" style:font-size-asian="9pt" style:font-style-asian="normal" style:font-weight-asian="normal"/>
    </style:style>
    <style:style style:name="T18" style:family="text">
      <style:text-properties fo:color="#0000ff" style:font-name="Consolas" fo:font-size="9pt" fo:font-style="normal" fo:font-weight="normal"/>
    </style:style>
    <style:style style:name="T19" style:family="text">
      <style:text-properties fo:color="#800000"/>
    </style:style>
    <style:style style:name="T20" style:family="text">
      <style:text-properties fo:color="#800000" style:font-name-asian="verdana" style:font-size-asian="10.5pt" style:font-style-asian="normal" style:font-weight-asian="normal"/>
    </style:style>
    <style:style style:name="T21" style:family="text">
      <style:text-properties fo:color="#800000" style:font-name="verdana" fo:font-size="10.5pt" fo:language="en" fo:country="US" fo:font-style="normal" fo:font-weight="normal"/>
    </style:style>
    <style:style style:name="T22" style:family="text">
      <style:text-properties fo:color="#800000" style:font-name="verdana" fo:font-size="10.5pt" fo:font-style="normal" fo:font-weight="normal"/>
    </style:style>
    <style:style style:name="T23" style:family="text">
      <style:text-properties fo:color="#800000" officeooo:rsid="000829fa"/>
    </style:style>
    <style:style style:name="T24" style:family="text">
      <style:text-properties fo:color="#800000" style:font-name="Consolas" fo:font-size="9pt" fo:font-style="normal" fo:font-weight="normal"/>
    </style:style>
    <style:style style:name="T25" style:family="text">
      <style:text-properties fo:color="#800000" style:font-name="Consolas" fo:font-size="9pt" fo:font-style="normal" fo:font-weight="bold"/>
    </style:style>
    <style:style style:name="T26" style:family="text">
      <style:text-properties fo:color="#800000" style:font-name-asian="Consolas" style:font-size-asian="9pt" style:font-style-asian="normal" style:font-weight-asian="normal"/>
    </style:style>
    <style:style style:name="T27" style:family="text">
      <style:text-properties officeooo:rsid="000829fa"/>
    </style:style>
    <style:style style:name="T28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69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-boot </text:span><text:span text:style-name="T3">会给 </text:span><text:span text:style-name="T1">Linux Kernel </text:span><text:span text:style-name="T3">传递很多参数，如：</text:span><text:span text:style-name="T20">串口， </text:span><text:span text:style-name="T21">RAM </text:span><text:span text:style-name="T20">， </text:span><text:span text:style-name="T21">videofb </text:span><text:span text:style-name="T3">等。而 </text:span><text:span text:style-name="T1">Linux kernel </text:span><text:span text:style-name="T3">也会读取和处理这些参数。两者之</text:span><text:span text:style-name="T20">间通过 </text:span><text:span text:style-name="T21">struct tag </text:span><text:span text:style-name="T20">来传递参数</text:span><text:span text:style-name="T3">。 </text:span><text:span text:style-name="T1">U-boot </text:span><text:span text:style-name="T3">把要传递给 </text:span><text:span text:style-name="T1">kernel </text:span><text:span text:style-name="T3">的东西保存在 </text:span><text:span text:style-name="T21">struct tag</text:span><text:span text:style-name="T1"> </text:span><text:span text:style-name="T3">数据结构中，启动 </text:span><text:span text:style-name="T1">kernel </text:span><text:span text:style-name="T3">时，</text:span><text:span text:style-name="T20">把这个结构体的物理地址传给 </text:span><text:span text:style-name="T21">kernel</text:span><text:span text:style-name="T1"> </text:span><text:span text:style-name="T3">； </text:span><text:span text:style-name="T1">Linux kernel </text:span><text:span text:style-name="T3">通过这个地址，用 </text:span><text:span text:style-name="T21">parse_tags</text:span><text:span text:style-name="T1"> </text:span><text:span text:style-name="T3">分析出传递过来的参数。</text:span></text:p>
      <text:p text:style-name="P2"><text:span text:style-name="T3">本文主要以 </text:span><text:span text:style-name="T1">U-boot </text:span><text:span text:style-name="T3">传递 </text:span><text:span text:style-name="T1">RAM </text:span><text:span text:style-name="T3">和 </text:span><text:span text:style-name="T1">Linux kernel </text:span><text:span text:style-name="T3">读取 </text:span><text:span text:style-name="T1">RAM </text:span><text:span text:style-name="T3">参数为例进行说明。</text:span></text:p>
      <text:p text:style-name="P4"><text:span text:style-name="Strong_20_Emphasis"><text:span text:style-name="T4">1 </text:span></text:span><text:span text:style-name="Strong_20_Emphasis"><text:span text:style-name="T6">、</text:span></text:span><text:span text:style-name="Strong_20_Emphasis"><text:span text:style-name="T4">u-boot </text:span></text:span><text:span text:style-name="Strong_20_Emphasis"><text:span text:style-name="T6">给</text:span></text:span><text:span text:style-name="Strong_20_Emphasis"><text:span text:style-name="T4">kernel </text:span></text:span><text:span text:style-name="Strong_20_Emphasis"><text:span text:style-name="T6">传</text:span></text:span><text:span text:style-name="Strong_20_Emphasis"><text:span text:style-name="T7">RAM </text:span></text:span><text:span text:style-name="Strong_20_Emphasis"><text:span text:style-name="T8">参数</text:span></text:span></text:p>
      <text:p text:style-name="P2"><text:s text:c="7"/><text:span text:style-name="T23">uboot</text:span><text:span text:style-name="T21">/common/cmd_bootm.c</text:span><text:span text:style-name="T1"> </text:span><text:span text:style-name="T3">文件中， </text:span><text:span text:style-name="T21">bootm </text:span><text:span text:style-name="T20">命令对应的 </text:span><text:span text:style-name="T21">do_bootm </text:span><text:span text:style-name="T20">函数</text:span><text:span text:style-name="T3">，当分析 </text:span><text:span text:style-name="T1">uImage </text:span><text:span text:style-name="T3">中信息发现 </text:span><text:span text:style-name="T1">OS </text:span><text:span text:style-name="T3">是 </text:span><text:span text:style-name="T1">Linux </text:span><text:span text:style-name="T3">时 ， 调用 </text:span><text:span text:style-name="T1">./lib_arm/bootm.c </text:span><text:span text:style-name="T3">文件中的 </text:span><text:span text:style-name="T1">do_bootm_linux </text:span><text:span text:style-name="T3">函数来启动 </text:span><text:span text:style-name="T1">Linux kernel </text:span><text:span text:style-name="T3">。</text:span></text:p>
      <text:p text:style-name="P2"><text:s text:c="7"/><text:span text:style-name="T3">在 </text:span><text:span text:style-name="T21">do_bootm_linux</text:span><text:span text:style-name="T1"> </text:span><text:span text:style-name="T3">函数中：</text:span></text:p>
      <text:p text:style-name="P6"><text:a xlink:type="simple" xlink:href="http://blog.csdn.net/skywalkzf/archive/2010/12/14/6075466.aspx#">view plain</text:a><text:a xlink:type="simple" xlink:href="http://blog.csdn.net/skywalkzf/archive/2010/12/14/6075466.aspx#">copy to clipboard</text:a><text:a xlink:type="simple" xlink:href="http://blog.csdn.net/skywalkzf/archive/2010/12/14/6075466.aspx#">print</text:a><text:a xlink:type="simple" xlink:href="http://blog.csdn.net/skywalkzf/archive/2010/12/14/6075466.aspx#">?</text:a></text:p>
      <text:list xml:id="list459732439" text:style-name="L1">
        <text:list-item>
          <text:p text:style-name="P7"><text:span text:style-name="T11">void</text:span> do_bootm_linux (cmd_tbl_t *cmdtp, <text:span text:style-name="T11">int</text:span> flag, <text:span text:style-name="T11">int</text:span> argc, <text:span text:style-name="T11">char</text:span> *argv[], <text:s/></text:p>
        </text:list-item>
        <text:list-item>
          <text:p text:style-name="P25"><text:s text:c="19"/><text:span text:style-name="T12">ulong</text:span><text:span text:style-name="T9"> addr, </text:span><text:span text:style-name="T12">ulong</text:span><text:span text:style-name="T9"> *len_ptr, </text:span><text:span text:style-name="T12">int</text:span><text:span text:style-name="T9"> verify) <text:s/></text:span></text:p>
        </text:list-item>
        <text:list-item>
          <text:p text:style-name="P7">{ <text:s/></text:p>
        </text:list-item>
        <text:list-item>
          <text:p text:style-name="P33">...... <text:s/></text:p>
        </text:list-item>
        <text:list-item>
          <text:p text:style-name="P7"><text:span text:style-name="T13">#if defined (CONFIG_SETUP_MEMORY_TAGS) || \</text:span> <text:s/></text:p>
        </text:list-item>
        <text:list-item>
          <text:p text:style-name="P25"><text:s text:c="4"/><text:span text:style-name="T9">defined (CONFIG_CMDLINE_TAG) || \ <text:s/></text:span></text:p>
        </text:list-item>
        <text:list-item>
          <text:p text:style-name="P16"><text:s text:c="4"/><text:span text:style-name="T9">defined (CONFIG_INITRD_TAG) || \ <text:s/></text:span></text:p>
        </text:list-item>
        <text:list-item>
          <text:p text:style-name="P25"><text:s text:c="4"/><text:span text:style-name="T9">defined (CONFIG_SERIAL_TAG) || \ <text:s/></text:span></text:p>
        </text:list-item>
        <text:list-item>
          <text:p text:style-name="P16"><text:s text:c="4"/><text:span text:style-name="T9">defined (CONFIG_REVISION_TAG) || \ <text:s/></text:span></text:p>
        </text:list-item>
        <text:list-item>
          <text:p text:style-name="P25"><text:s text:c="4"/><text:span text:style-name="T9">defined (CONFIG_LCD) || \ <text:s/></text:span></text:p>
        </text:list-item>
        <text:list-item>
          <text:p text:style-name="P16"><text:s text:c="4"/><text:span text:style-name="T9">defined (CONFIG_VFD) <text:s/></text:span></text:p>
        </text:list-item>
        <text:list-item>
          <text:p text:style-name="P25"><text:s text:c="7"/><text:span text:style-name="T24">setup_start_tag (bd); <text:s/></text:span><text:span text:style-name="T9"><text:s text:c="4"/></text:span><text:span text:style-name="T16">// </text:span><text:span text:style-name="T17">初始化 </text:span><text:span text:style-name="T16">tag </text:span><text:span text:style-name="T17">结构体开始</text:span><text:span text:style-name="T14"> <text:s/></text:span></text:p>
        </text:list-item>
        <text:list-item>
          <text:p text:style-name="P7"><text:span text:style-name="T13">#ifdef CONFIG_SERIAL_TAG</text:span> <text:s/></text:p>
        </text:list-item>
        <text:list-item>
          <text:p text:style-name="P25"><text:s text:c="7"/><text:span text:style-name="T9">setup_serial_tag (¶ms); <text:s/></text:span></text:p>
        </text:list-item>
        <text:list-item>
          <text:p text:style-name="P7"><text:span text:style-name="T13">#endif</text:span> <text:s/></text:p>
        </text:list-item>
        <text:list-item>
          <text:p text:style-name="P33"><text:span text:style-name="T13">#ifdef CONFIG_REVISION_TAG</text:span> <text:s/></text:p>
        </text:list-item>
        <text:list-item>
          <text:p text:style-name="P16"><text:s text:c="7"/><text:span text:style-name="T9">setup_revision_tag (¶ms); <text:s/></text:span></text:p>
        </text:list-item>
        <text:list-item>
          <text:p text:style-name="P33"><text:span text:style-name="T13">#endif</text:span> <text:s/></text:p>
        </text:list-item>
        <text:list-item>
          <text:p text:style-name="P7"><text:span text:style-name="T13">#ifdef CONFIG_SETUP_MEMORY_TAGS</text:span> <text:s/></text:p>
        </text:list-item>
        <text:list-item>
          <text:p text:style-name="P25"><text:s text:c="7"/><text:span text:style-name="T24">setup_memory_tags (bd);</text:span><text:span text:style-name="T9"> <text:s text:c="5"/></text:span><text:span text:style-name="T16">// </text:span><text:span text:style-name="T17">设置 </text:span><text:span text:style-name="T16">RAM </text:span><text:span text:style-name="T17">参数</text:span><text:span text:style-name="T14"> <text:s/></text:span></text:p>
        </text:list-item>
        <text:list-item>
          <text:p text:style-name="P7"><text:span text:style-name="T13">#endif</text:span> <text:s/></text:p>
        </text:list-item>
        <text:list-item>
          <text:p text:style-name="P33"><text:span text:style-name="T13">#ifdef CONFIG_CMDLINE_TAG</text:span> <text:s/></text:p>
        </text:list-item>
        <text:list-item>
          <text:p text:style-name="P16"><text:s text:c="7"/><text:span text:style-name="T9">setup_commandline_tag (bd, commandline); <text:s/></text:span></text:p>
        </text:list-item>
        <text:list-item>
          <text:p text:style-name="P33"><text:span text:style-name="T13">#endif</text:span> <text:s/></text:p>
        </text:list-item>
        <text:list-item>
          <text:p text:style-name="P7"><text:span text:style-name="T13">#ifdef CONFIG_INITRD_TAG</text:span> <text:s/></text:p>
        </text:list-item>
        <text:list-item>
          <text:p text:style-name="P25"><text:s text:c="7"/><text:span text:style-name="T12">if</text:span><text:span text:style-name="T9"> (initrd_start &amp;&amp; initrd_end) <text:s/></text:span></text:p>
        </text:list-item>
        <text:list-item>
          <text:p text:style-name="P16"><text:s text:c="14"/><text:span text:style-name="T9">setup_initrd_tag (bd, initrd_start, initrd_end); <text:s/></text:span></text:p>
        </text:list-item>
        <text:list-item>
          <text:p text:style-name="P33"><text:span text:style-name="T13">#endif</text:span> <text:s/></text:p>
        </text:list-item>
        <text:list-item>
          <text:p text:style-name="P7"><text:span text:style-name="T13">#if defined (CONFIG_VFD) || defined (CONFIG_LCD)</text:span> <text:s/></text:p>
        </text:list-item>
        <text:list-item>
          <text:p text:style-name="P25"><text:s text:c="7"/><text:span text:style-name="T9">setup_videolfb_tag ((gd_t *) gd); <text:s/></text:span></text:p>
        </text:list-item>
        <text:list-item>
          <text:p text:style-name="P7"><text:span text:style-name="T13">#endif</text:span> <text:s/></text:p>
        </text:list-item>
        <text:list-item>
          <text:p text:style-name="P25"><text:s text:c="6"/><text:span text:style-name="T19"><text:s/></text:span><text:span text:style-name="T24">setup_end_tag (bd); <text:s text:c="2"/></text:span><text:span text:style-name="T9"><text:s text:c="11"/></text:span><text:span text:style-name="T16">// </text:span><text:span text:style-name="T17">初始化 </text:span><text:span text:style-name="T16">tag </text:span><text:span text:style-name="T17">结构体结束</text:span><text:span text:style-name="T14"> <text:s/></text:span></text:p>
        </text:list-item>
        <text:list-item>
          <text:p text:style-name="P7"><text:span text:style-name="T13">#endif</text:span> <text:s/></text:p>
        </text:list-item>
        <text:list-item>
          <text:p text:style-name="P33">...... <text:s/></text:p>
        </text:list-item>
        <text:list-item>
          <text:p text:style-name="P7">...... <text:s/></text:p>
        </text:list-item>
        <text:list-item>
          <text:p text:style-name="P25"><text:s text:c="7"/><text:span text:style-name="T9">theKernel (0, machid, bd-&gt;bi_boot_params); <text:s/></text:span></text:p>
        </text:list-item>
        <text:list-item>
          <text:p text:style-name="P16"><text:span text:style-name="T16">// </text:span><text:span text:style-name="T17">传给 </text:span><text:span text:style-name="T16">Kernel </text:span><text:span text:style-name="T17">的参数＝ </text:span><text:span text:style-name="T16">(struct tag *) </text:span><text:span text:style-name="T17">型的 </text:span><text:span text:style-name="T16">bd-&gt;bi_boot_params</text:span><text:span text:style-name="T9"> <text:s/></text:span></text:p>
        </text:list-item>
        <text:list-item>
          <text:p text:style-name="P25"><text:soft-page-break/><text:span text:style-name="T16">//bd-&gt;bi_boot_params </text:span><text:span text:style-name="T17">在 </text:span><text:span text:style-name="T16">board_init </text:span><text:span text:style-name="T17">函数中初始化如对于 </text:span><text:span text:style-name="T16">at91rm9200 </text:span><text:span text:style-name="T17">，初始化在 </text:span><text:span text:style-name="T16">at91rm9200dk.c </text:span><text:span text:style-name="T17">的 </text:span><text:span text:style-name="T16">board_init </text:span><text:span text:style-name="T17">中进行：</text:span><text:span text:style-name="T26"> </text:span><text:span text:style-name="T24">bd-&gt;bi_boot_params =PHYS_SDRAM + 0x100; <text:s/></text:span></text:p>
        </text:list-item>
        <text:list-item>
          <text:p text:style-name="P16"><text:span text:style-name="T16">// </text:span><text:span text:style-name="T17">这个地址也是所有 </text:span><text:span text:style-name="T16">taglist </text:span><text:span text:style-name="T17">的首地址，见下面的 </text:span><text:span text:style-name="T16">setup_start_tag </text:span><text:span text:style-name="T17">函数</text:span><text:span text:style-name="T14"> <text:s/></text:span></text:p>
        </text:list-item>
        <text:list-item>
          <text:p text:style-name="P33">} <text:s/></text:p>
        </text:list-item>
      </text:list>
      <text:p text:style-name="P1"><text:s/></text:p>
      <text:p text:style-name="P2"><text:s/></text:p>
      <text:p text:style-name="P2"><text:s text:c="7"/><text:span text:style-name="T3">对于 </text:span><text:span text:style-name="T1">setup_start_tag </text:span><text:span text:style-name="T3">和 </text:span><text:span text:style-name="T1">setup_memory_tags </text:span><text:span text:style-name="T3">函数说明如下。</text:span></text:p>
      <text:p text:style-name="P2"><text:s text:c="7"/><text:span text:style-name="T3">函数 </text:span><text:span text:style-name="T21">setup_start_tag</text:span><text:span text:style-name="T1"> </text:span><text:span text:style-name="T3">也在此文件中定义，如下：</text:span></text:p>
      <text:p text:style-name="P6"/>
      <text:list xml:id="list2141854075" text:style-name="L2">
        <text:list-item>
          <text:p text:style-name="P8"><text:span text:style-name="T11">static</text:span> <text:span text:style-name="T11">void</text:span> setup_start_tag (bd_t *bd) <text:s/></text:p>
        </text:list-item>
        <text:list-item>
          <text:p text:style-name="P34">{ <text:s/></text:p>
        </text:list-item>
        <text:list-item>
          <text:p text:style-name="P17"><text:s text:c="7"/><text:span text:style-name="T24">params = (</text:span><text:span text:style-name="T25">struct</text:span><text:span text:style-name="T24"> tag *) bd-&gt;bi_boot_params; <text:s/></text:span></text:p>
        </text:list-item>
        <text:list-item>
          <text:p text:style-name="P26"><text:span text:style-name="T16">// </text:span><text:span text:style-name="T17">初始化 </text:span><text:span text:style-name="T16">(struct tag *) </text:span><text:span text:style-name="T17">型的全局变量 </text:span><text:span text:style-name="T16">params </text:span><text:span text:style-name="T17">为</text:span><text:span text:style-name="T16">bd-&gt;bi_boot_params </text:span><text:span text:style-name="T17">的地址，之后的</text:span><text:span text:style-name="T16">setup tags </text:span><text:span text:style-name="T17">相关函数如下面的 </text:span><text:span text:style-name="T16">setup_memory_tags </text:span><text:span text:style-name="T17">就把其它 </text:span><text:span text:style-name="T16">tag </text:span><text:span text:style-name="T17">的数据放在此地址的偏移地址上。</text:span><text:span text:style-name="T14"> <text:s/></text:span></text:p>
        </text:list-item>
        <text:list-item>
          <text:p text:style-name="P17"><text:s text:c="3"/></text:p>
        </text:list-item>
        <text:list-item>
          <text:p text:style-name="P26"><text:s text:c="7"/><text:span text:style-name="T9">params-&gt;hdr.tag = ATAG_CORE; <text:s/></text:span></text:p>
        </text:list-item>
        <text:list-item>
          <text:p text:style-name="P17"><text:s text:c="7"/><text:span text:style-name="T9">params-&gt;hdr.size = tag_size (tag_core); <text:s/></text:span></text:p>
        </text:list-item>
        <text:list-item>
          <text:p text:style-name="P26"><text:s text:c="7"/><text:span text:style-name="T9">params-&gt;u.core.flags = 0; <text:s/></text:span></text:p>
        </text:list-item>
        <text:list-item>
          <text:p text:style-name="P17"><text:s text:c="7"/><text:span text:style-name="T9">params-&gt;u.core.pagesize = 0; <text:s/></text:span></text:p>
        </text:list-item>
        <text:list-item>
          <text:p text:style-name="P26"><text:s text:c="7"/><text:span text:style-name="T9">params-&gt;u.core.rootdev = 0; <text:s/></text:span></text:p>
        </text:list-item>
        <text:list-item>
          <text:p text:style-name="P17"><text:s text:c="7"/><text:span text:style-name="T24">params = tag_next (params); <text:s/></text:span></text:p>
        </text:list-item>
        <text:list-item>
          <text:p text:style-name="P34">} <text:s/></text:p>
        </text:list-item>
      </text:list>
      <text:p text:style-name="P1"><text:s/></text:p>
      <text:p text:style-name="P2"><text:s text:c="6"/></text:p>
      <text:p text:style-name="P2"><text:span text:style-name="T1">RAM </text:span><text:span text:style-name="T3">相关参数在 </text:span><text:span text:style-name="T1">bootm.c </text:span><text:span text:style-name="T3">中的函数 </text:span><text:span text:style-name="T1">setup_memory_tags </text:span><text:span text:style-name="T3">中初始化：</text:span></text:p>
      <text:p text:style-name="P6"/>
      <text:list xml:id="list1036468874" text:style-name="L3">
        <text:list-item>
          <text:p text:style-name="P22"><text:span text:style-name="T28">static</text:span> <text:span text:style-name="T28">void</text:span> setup_memory_tags (bd_t *bd) <text:s/></text:p>
        </text:list-item>
        <text:list-item>
          <text:p text:style-name="P35">{ <text:s/></text:p>
        </text:list-item>
        <text:list-item>
          <text:p text:style-name="P18"><text:s text:c="7"/><text:span text:style-name="T12">int</text:span><text:span text:style-name="T9"> i; <text:s/></text:span></text:p>
        </text:list-item>
        <text:list-item>
          <text:p text:style-name="P27"><text:s text:c="7"/><text:span text:style-name="T12">for</text:span><text:span text:style-name="T9"> (i = 0; i &lt; CONFIG_NR_DRAM_BANKS; i++) { <text:s/></text:span></text:p>
        </text:list-item>
        <text:list-item>
          <text:p text:style-name="P18"><text:s text:c="14"/><text:span text:style-name="T12">params</text:span><text:span text:style-name="T9">-&gt;hdr.tag = ATAG_MEM; <text:s/></text:span></text:p>
        </text:list-item>
        <text:list-item>
          <text:p text:style-name="P27"><text:s text:c="14"/><text:span text:style-name="T12">params</text:span><text:span text:style-name="T9">-&gt;hdr.size = tag_size (tag_mem32); <text:s/></text:span></text:p>
        </text:list-item>
        <text:list-item>
          <text:p text:style-name="P18"><text:s text:c="14"/><text:span text:style-name="T25">params</text:span><text:span text:style-name="T24">-&gt;u.mem.start = bd-&gt;bi_dram[i].start; <text:s/></text:span></text:p>
        </text:list-item>
        <text:list-item>
          <text:p text:style-name="P42"><text:s text:c="14"/><text:span text:style-name="T10">params</text:span><text:span text:style-name="T9">-&gt;u.mem.size = bd-&gt;bi_dram[i].size; <text:s/></text:span></text:p>
        </text:list-item>
        <text:list-item>
          <text:p text:style-name="P18"><text:s text:c="14"/><text:span text:style-name="T12">params</text:span><text:span text:style-name="T9"> = tag_next (</text:span><text:span text:style-name="T12">params</text:span><text:span text:style-name="T9">); <text:s/></text:span></text:p>
        </text:list-item>
        <text:list-item>
          <text:p text:style-name="P27"><text:s text:c="7"/><text:span text:style-name="T9">} <text:s text:c="18"/></text:span><text:span text:style-name="T16">// </text:span><text:span text:style-name="T17">初始化内存相关 </text:span><text:span text:style-name="T16">tag</text:span><text:span text:style-name="T9"> <text:s/></text:span></text:p>
        </text:list-item>
        <text:list-item>
          <text:p text:style-name="P9">} <text:s/></text:p>
        </text:list-item>
      </text:list>
      <text:p text:style-name="P1"><text:s/></text:p>
      <text:p text:style-name="P2"><text:s/></text:p>
      <text:p text:style-name="P4"><text:span text:style-name="Strong_20_Emphasis"><text:span text:style-name="T4">2 </text:span></text:span><text:span text:style-name="Strong_20_Emphasis"><text:span text:style-name="T6">、</text:span></text:span><text:span text:style-name="Strong_20_Emphasis"><text:span text:style-name="T7">Kernel </text:span></text:span><text:span text:style-name="Strong_20_Emphasis"><text:span text:style-name="T8">读取</text:span></text:span><text:span text:style-name="Strong_20_Emphasis"><text:span text:style-name="T7">U-boot </text:span></text:span><text:span text:style-name="Strong_20_Emphasis"><text:span text:style-name="T8">传递的相关参数</text:span></text:span></text:p>
      <text:p text:style-name="P2"><text:span text:style-name="T3">对于 </text:span><text:span text:style-name="T1">Linux Kernel </text:span><text:span text:style-name="T3">， </text:span><text:span text:style-name="T1">ARM </text:span><text:span text:style-name="T3">平台启动时，先执行 </text:span><text:span text:style-name="T1">arch/arm/kernel/head.S </text:span><text:span text:style-name="T3">，此文件会调用 </text:span><text:span text:style-name="T1">arch/arm/kernel/head-common.S </text:span><text:span text:style-name="T3">中的函数，并最后调用 </text:span><text:span text:style-name="T1">start_kernel </text:span><text:span text:style-name="T3">：</text:span></text:p>
      <text:p text:style-name="P4"><text:span text:style-name="Strong_20_Emphasis"><text:span text:style-name="T5">......</text:span></text:span></text:p>
      <text:p text:style-name="P3">b <text:s text:c="4"/>start_kernel</text:p>
      <text:p text:style-name="P4"><text:soft-page-break/><text:span text:style-name="Strong_20_Emphasis"><text:span text:style-name="T5">......</text:span></text:span></text:p>
      <text:p text:style-name="P2"><text:s/></text:p>
      <text:p text:style-name="P2"><text:span text:style-name="T1">init/main.c </text:span><text:span text:style-name="T3">中的 </text:span><text:span text:style-name="T1">start_kernel </text:span><text:span text:style-name="T3">函数中会调用 </text:span><text:span text:style-name="T1">setup_arch </text:span><text:span text:style-name="T3">函数来处理各种平台相关的动作，包括了 </text:span><text:span text:style-name="T1">u-boot </text:span><text:span text:style-name="T3">传递过来参数的分析和保存：</text:span></text:p>
      <text:p text:style-name="P6"><text:a xlink:type="simple" xlink:href="http://blog.csdn.net/skywalkzf/archive/2010/12/14/6075466.aspx#">view plain</text:a><text:a xlink:type="simple" xlink:href="http://blog.csdn.net/skywalkzf/archive/2010/12/14/6075466.aspx#">copy to clipboard</text:a><text:a xlink:type="simple" xlink:href="http://blog.csdn.net/skywalkzf/archive/2010/12/14/6075466.aspx#">print</text:a><text:a xlink:type="simple" xlink:href="http://blog.csdn.net/skywalkzf/archive/2010/12/14/6075466.aspx#">?</text:a></text:p>
      <text:list xml:id="list1905800920" text:style-name="L4">
        <text:list-item>
          <text:p text:style-name="P10">start_kernel() <text:s/></text:p>
        </text:list-item>
        <text:list-item>
          <text:p text:style-name="P36">{ <text:s/></text:p>
        </text:list-item>
        <text:list-item>
          <text:p text:style-name="P10">...... <text:s/></text:p>
        </text:list-item>
        <text:list-item>
          <text:p text:style-name="P28"><text:s text:c="7"/><text:span text:style-name="T9">setup_arch(&amp;command_line); <text:s/></text:span></text:p>
        </text:list-item>
        <text:list-item>
          <text:p text:style-name="P10">...... <text:s/></text:p>
        </text:list-item>
        <text:list-item>
          <text:p text:style-name="P36">} <text:s/></text:p>
        </text:list-item>
      </text:list>
      <text:p text:style-name="P1"><text:s/></text:p>
      <text:p text:style-name="P2"><text:s text:c="6"/></text:p>
      <text:p text:style-name="P2"><text:s text:c="7"/><text:span text:style-name="T3">其中， </text:span><text:span text:style-name="T1">setup_arch </text:span><text:span text:style-name="T3">函数在 </text:span><text:span text:style-name="T1">arch/arm/kernel/setup.c </text:span><text:span text:style-name="T3">文件中实现，如下：</text:span></text:p>
      <text:p text:style-name="P6"><text:a xlink:type="simple" xlink:href="http://blog.csdn.net/skywalkzf/archive/2010/12/14/6075466.aspx#">view plain</text:a><text:a xlink:type="simple" xlink:href="http://blog.csdn.net/skywalkzf/archive/2010/12/14/6075466.aspx#">copy to clipboard</text:a><text:a xlink:type="simple" xlink:href="http://blog.csdn.net/skywalkzf/archive/2010/12/14/6075466.aspx#">print</text:a><text:a xlink:type="simple" xlink:href="http://blog.csdn.net/skywalkzf/archive/2010/12/14/6075466.aspx#">?</text:a></text:p>
      <text:list xml:id="list1326239554" text:style-name="L5">
        <text:list-item>
          <text:p text:style-name="P11"><text:span text:style-name="T11">void</text:span> __init setup_arch(<text:span text:style-name="T11">char</text:span> **cmdline_p) <text:s/></text:p>
        </text:list-item>
        <text:list-item>
          <text:p text:style-name="P37">{ <text:s/></text:p>
        </text:list-item>
        <text:list-item>
          <text:p text:style-name="P19"><text:s text:c="7"/><text:span text:style-name="T12">struct</text:span><text:span text:style-name="T9"> tag *tags = (</text:span><text:span text:style-name="T12">struct</text:span><text:span text:style-name="T9"> tag *)&amp;init_tags; <text:s/></text:span></text:p>
        </text:list-item>
        <text:list-item>
          <text:p text:style-name="P29"><text:s text:c="7"/><text:span text:style-name="T12">struct</text:span><text:span text:style-name="T9"> machine_desc *mdesc; <text:s/></text:span></text:p>
        </text:list-item>
        <text:list-item>
          <text:p text:style-name="P19"><text:s text:c="7"/><text:span text:style-name="T12">char</text:span><text:span text:style-name="T9"> *from = default_command_line; <text:s/></text:span></text:p>
        </text:list-item>
        <text:list-item>
          <text:p text:style-name="P29"><text:s text:c="7"/><text:span text:style-name="T9">setup_processor(); <text:s/></text:span></text:p>
        </text:list-item>
        <text:list-item>
          <text:p text:style-name="P19"><text:s text:c="7"/><text:span text:style-name="T9">mdesc = setup_machine(machine_arch_type); <text:s/></text:span></text:p>
        </text:list-item>
        <text:list-item>
          <text:p text:style-name="P29"><text:s text:c="7"/><text:span text:style-name="T9">machine_name = mdesc-&gt;name; <text:s/></text:span></text:p>
        </text:list-item>
        <text:list-item>
          <text:p text:style-name="P19"><text:s text:c="7"/><text:span text:style-name="T12">if</text:span><text:span text:style-name="T9"> (mdesc-&gt;soft_reboot) <text:s/></text:span></text:p>
        </text:list-item>
        <text:list-item>
          <text:p text:style-name="P29"><text:s text:c="14"/><text:span text:style-name="T9">reboot_setup(</text:span><text:span text:style-name="T18">"s"</text:span><text:span text:style-name="T9">); <text:s/></text:span></text:p>
        </text:list-item>
        <text:list-item>
          <text:p text:style-name="P19"><text:s text:c="7"/><text:span text:style-name="T12">if</text:span><text:span text:style-name="T9"> (__atags_pointer) <text:s text:c="14"/></text:span></text:p>
        </text:list-item>
        <text:list-item>
          <text:p text:style-name="P43"><text:span text:style-name="T9">// </text:span><text:span text:style-name="T14">指向各种 </text:span><text:span text:style-name="T9">tag </text:span><text:span text:style-name="T14">起始位置的指针，定义如下：</text:span><text:span text:style-name="T14"> <text:s/></text:span></text:p>
        </text:list-item>
        <text:list-item>
          <text:p text:style-name="P23">//unsigned int __atags_pointer <text:s/>__initdata; <text:s/></text:p>
        </text:list-item>
        <text:list-item>
          <text:p text:style-name="P43"><text:span text:style-name="T9">// </text:span><text:span text:style-name="T14">此指针指向 </text:span><text:span text:style-name="T9">__initdata </text:span><text:span text:style-name="T14">段，各种 </text:span><text:span text:style-name="T9">tag </text:span><text:span text:style-name="T14">的信息保存在这个段中。</text:span><text:span text:style-name="T14"> <text:s/></text:span></text:p>
        </text:list-item>
        <text:list-item>
          <text:p text:style-name="P19"><text:s text:c="14"/><text:span text:style-name="T9">tags = phys_to_virt(__atags_pointer); <text:s/></text:span></text:p>
        </text:list-item>
        <text:list-item>
          <text:p text:style-name="P29"><text:s text:c="7"/><text:span text:style-name="T12">else</text:span><text:span text:style-name="T9"> </text:span><text:span text:style-name="T12">if</text:span><text:span text:style-name="T9"> (mdesc-&gt;boot_params) <text:s/></text:span></text:p>
        </text:list-item>
        <text:list-item>
          <text:p text:style-name="P19"><text:s text:c="14"/><text:span text:style-name="T9">tags = phys_to_virt(mdesc-&gt;boot_params); <text:s/></text:span></text:p>
        </text:list-item>
        <text:list-item>
          <text:p text:style-name="P29"><text:s text:c="7"/><text:span text:style-name="T12">if</text:span><text:span text:style-name="T9"> (tags-&gt;hdr.tag != ATAG_CORE) <text:s/></text:span></text:p>
        </text:list-item>
        <text:list-item>
          <text:p text:style-name="P19"><text:s text:c="14"/><text:span text:style-name="T9">convert_to_tag_list(tags); <text:s/></text:span></text:p>
        </text:list-item>
        <text:list-item>
          <text:p text:style-name="P29"><text:s text:c="7"/><text:span text:style-name="T12">if</text:span><text:span text:style-name="T9"> (tags-&gt;hdr.tag != ATAG_CORE) <text:s/></text:span></text:p>
        </text:list-item>
        <text:list-item>
          <text:p text:style-name="P19"><text:s text:c="14"/><text:span text:style-name="T9">tags = (</text:span><text:span text:style-name="T12">struct</text:span><text:span text:style-name="T9"> tag *)&amp;init_tags; <text:s/></text:span></text:p>
        </text:list-item>
        <text:list-item>
          <text:p text:style-name="P29"><text:s text:c="7"/><text:span text:style-name="T12">if</text:span><text:span text:style-name="T9"> (mdesc-&gt;fixup) <text:s/></text:span></text:p>
        </text:list-item>
        <text:list-item>
          <text:p text:style-name="P19"><text:s text:c="14"/><text:span text:style-name="T9">mdesc-&gt;fixup(mdesc, tags, &amp;from, &amp;meminfo); <text:s/></text:span></text:p>
        </text:list-item>
        <text:list-item>
          <text:p text:style-name="P29"><text:s text:c="7"/><text:span text:style-name="T12">if</text:span><text:span text:style-name="T9"> (tags-&gt;hdr.tag == ATAG_CORE) { <text:s/></text:span></text:p>
        </text:list-item>
        <text:list-item>
          <text:p text:style-name="P19"><text:s text:c="14"/><text:span text:style-name="T12">if</text:span><text:span text:style-name="T9"> (meminfo.nr_banks != 0) <text:s/></text:span></text:p>
        </text:list-item>
        <text:list-item>
          <text:p text:style-name="P29"><text:s text:c="21"/><text:span text:style-name="T9">squash_mem_tags(tags); <text:s/></text:span></text:p>
        </text:list-item>
        <text:list-item>
          <text:p text:style-name="P19"><text:s text:c="14"/><text:span text:style-name="T9">save_atags(tags); <text:s/></text:span></text:p>
        </text:list-item>
        <text:list-item>
          <text:p text:style-name="P29"><text:s text:c="14"/><text:span text:style-name="T9">parse_tags(tags); <text:s text:c="2"/></text:span></text:p>
        </text:list-item>
        <text:list-item>
          <text:p text:style-name="P19"><text:span text:style-name="T16">// </text:span><text:span text:style-name="T17">处理各种 </text:span><text:span text:style-name="T16">tags </text:span><text:span text:style-name="T17">，其中包括了 </text:span><text:span text:style-name="T16">RAM </text:span><text:span text:style-name="T17">参数的处理。</text:span><text:span text:style-name="T14"> <text:s/></text:span></text:p>
        </text:list-item>
        <text:list-item>
          <text:p text:style-name="P29"><text:span text:style-name="T16">// </text:span><text:span text:style-name="T17">这个函数处理如下 </text:span><text:span text:style-name="T16">tags </text:span><text:span text:style-name="T17">：</text:span><text:span text:style-name="T14"> <text:s/></text:span></text:p>
        </text:list-item>
        <text:list-item>
          <text:p text:style-name="P11">__tagtable(ATAG_MEM, parse_tag_mem32); <text:s/></text:p>
        </text:list-item>
        <text:list-item>
          <text:p text:style-name="P37">__tagtable(ATAG_VIDEOTEXT, parse_tag_videotext); <text:s/></text:p>
        </text:list-item>
        <text:list-item>
          <text:p text:style-name="P11">__tagtable(ATAG_RAMDISK, parse_tag_ramdisk); <text:s/></text:p>
        </text:list-item>
        <text:list-item>
          <text:p text:style-name="P37"><text:soft-page-break/>__tagtable(ATAG_SERIAL, parse_tag_serialnr); <text:s/></text:p>
        </text:list-item>
        <text:list-item>
          <text:p text:style-name="P11">__tagtable(ATAG_REVISION, parse_tag_revision); <text:s/></text:p>
        </text:list-item>
        <text:list-item>
          <text:p text:style-name="P37">__tagtable(ATAG_CMDLINE, parse_tag_cmdline); <text:s/></text:p>
        </text:list-item>
        <text:list-item>
          <text:p text:style-name="P19"><text:s text:c="7"/><text:span text:style-name="T9">} <text:s/></text:span></text:p>
        </text:list-item>
        <text:list-item>
          <text:p text:style-name="P29"><text:s text:c="7"/><text:span text:style-name="T9">init_mm.start_code = (unsigned </text:span><text:span text:style-name="T12">long</text:span><text:span text:style-name="T9">) &amp;_text; <text:s/></text:span></text:p>
        </text:list-item>
        <text:list-item>
          <text:p text:style-name="P19"><text:s text:c="7"/><text:span text:style-name="T9">init_mm.end_code <text:s text:c="2"/>= (unsigned </text:span><text:span text:style-name="T12">long</text:span><text:span text:style-name="T9">) &amp;_etext; <text:s/></text:span></text:p>
        </text:list-item>
        <text:list-item>
          <text:p text:style-name="P29"><text:s text:c="7"/><text:span text:style-name="T9">init_mm.end_data <text:s text:c="2"/>= (unsigned </text:span><text:span text:style-name="T12">long</text:span><text:span text:style-name="T9">) &amp;_edata; <text:s/></text:span></text:p>
        </text:list-item>
        <text:list-item>
          <text:p text:style-name="P19"><text:s text:c="7"/><text:span text:style-name="T9">init_mm.brk <text:s text:c="6"/>= (unsigned </text:span><text:span text:style-name="T12">long</text:span><text:span text:style-name="T9">) &amp;_end; <text:s/></text:span></text:p>
        </text:list-item>
        <text:list-item>
          <text:p text:style-name="P29"><text:s text:c="7"/><text:span text:style-name="T9">memcpy(boot_command_line, from, COMMAND_LINE_SIZE); <text:s/></text:span></text:p>
        </text:list-item>
        <text:list-item>
          <text:p text:style-name="P19"><text:s text:c="7"/><text:span text:style-name="T9">boot_command_line[COMMAND_LINE_SIZE-1] = </text:span><text:span text:style-name="T18">'\0'</text:span><text:span text:style-name="T9">; <text:s/></text:span></text:p>
        </text:list-item>
        <text:list-item>
          <text:p text:style-name="P29"><text:s text:c="7"/><text:span text:style-name="T9">parse_cmdline(cmdline_p, from); <text:s/></text:span><text:span text:style-name="T16">// </text:span><text:span text:style-name="T17">处理编译内核时指定的 </text:span><text:span text:style-name="T16">cmdline </text:span><text:span text:style-name="T17">或 </text:span><text:span text:style-name="T16">u-boot </text:span><text:span text:style-name="T17">传递的 </text:span><text:span text:style-name="T16">cmdline</text:span><text:span text:style-name="T9"> <text:s/></text:span></text:p>
        </text:list-item>
        <text:list-item>
          <text:p text:style-name="P19"><text:s text:c="7"/><text:span text:style-name="T9">paging_init(&amp;meminfo, mdesc); <text:s/></text:span></text:p>
        </text:list-item>
        <text:list-item>
          <text:p text:style-name="P29"><text:s text:c="7"/><text:span text:style-name="T9">request_standard_resources(&amp;meminfo, mdesc); <text:s/></text:span></text:p>
        </text:list-item>
        <text:list-item>
          <text:p text:style-name="P11"><text:span text:style-name="T13">#ifdef CONFIG_SMP</text:span> <text:s/></text:p>
        </text:list-item>
        <text:list-item>
          <text:p text:style-name="P29"><text:s text:c="7"/><text:span text:style-name="T9">smp_init_cpus(); <text:s/></text:span></text:p>
        </text:list-item>
        <text:list-item>
          <text:p text:style-name="P11"><text:span text:style-name="T13">#endif</text:span> <text:s/></text:p>
        </text:list-item>
        <text:list-item>
          <text:p text:style-name="P29"><text:s text:c="7"/><text:span text:style-name="T9">cpu_init(); <text:s/></text:span></text:p>
        </text:list-item>
        <text:list-item>
          <text:p text:style-name="P19"><text:s text:c="7"/><text:span text:style-name="T9">init_arch_irq = mdesc-&gt;init_irq; <text:s/></text:span></text:p>
        </text:list-item>
        <text:list-item>
          <text:p text:style-name="P29"><text:s text:c="7"/><text:span text:style-name="T9">system_timer = mdesc-&gt;timer; <text:s/></text:span></text:p>
        </text:list-item>
        <text:list-item>
          <text:p text:style-name="P19"><text:s text:c="7"/><text:span text:style-name="T9">init_machine = mdesc-&gt;init_machine; <text:s/></text:span></text:p>
        </text:list-item>
        <text:list-item>
          <text:p text:style-name="P37"><text:span text:style-name="T13">#ifdef CONFIG_VT</text:span> <text:s/></text:p>
        </text:list-item>
        <text:list-item>
          <text:p text:style-name="P11"><text:span text:style-name="T13">#if defined(CONFIG_VGA_CONSOLE)</text:span> <text:s/></text:p>
        </text:list-item>
        <text:list-item>
          <text:p text:style-name="P29"><text:s text:c="7"/><text:span text:style-name="T9">conswitchp = &amp;vga_con; <text:s/></text:span></text:p>
        </text:list-item>
        <text:list-item>
          <text:p text:style-name="P11"><text:span text:style-name="T13">#elif defined(CONFIG_DUMMY_CONSOLE)</text:span> <text:s/></text:p>
        </text:list-item>
        <text:list-item>
          <text:p text:style-name="P29"><text:s text:c="7"/><text:span text:style-name="T9">conswitchp = &amp;dummy_con; <text:s/></text:span></text:p>
        </text:list-item>
        <text:list-item>
          <text:p text:style-name="P11"><text:span text:style-name="T13">#endif</text:span> <text:s/></text:p>
        </text:list-item>
        <text:list-item>
          <text:p text:style-name="P37"><text:span text:style-name="T13">#endif</text:span> <text:s/></text:p>
        </text:list-item>
        <text:list-item>
          <text:p text:style-name="P19"><text:s text:c="7"/><text:span text:style-name="T9">early_trap_init(); <text:s/></text:span></text:p>
        </text:list-item>
        <text:list-item>
          <text:p text:style-name="P37">} <text:s/></text:p>
        </text:list-item>
      </text:list>
      <text:p text:style-name="P1"><text:s/></text:p>
      <text:p text:style-name="P2"><text:s/></text:p>
      <text:p text:style-name="P2"><text:span text:style-name="T3">对于处理 </text:span><text:span text:style-name="T1">RAM </text:span><text:span text:style-name="T3">的 </text:span><text:span text:style-name="T1">tag </text:span><text:span text:style-name="T3">，调用了</text:span><text:span text:style-name="T20"> </text:span><text:span text:style-name="T21">parse_tag_mem32 </text:span><text:span text:style-name="T20">函数</text:span><text:span text:style-name="T3">：</text:span></text:p>
      <text:p text:style-name="P6"><text:a xlink:type="simple" xlink:href="http://blog.csdn.net/skywalkzf/archive/2010/12/14/6075466.aspx#">view plain</text:a><text:a xlink:type="simple" xlink:href="http://blog.csdn.net/skywalkzf/archive/2010/12/14/6075466.aspx#">copy to clipboard</text:a><text:a xlink:type="simple" xlink:href="http://blog.csdn.net/skywalkzf/archive/2010/12/14/6075466.aspx#">print</text:a><text:a xlink:type="simple" xlink:href="http://blog.csdn.net/skywalkzf/archive/2010/12/14/6075466.aspx#">?</text:a></text:p>
      <text:list xml:id="list736576946" text:style-name="L6">
        <text:list-item>
          <text:p text:style-name="P12"><text:span text:style-name="T11">static</text:span> <text:span text:style-name="T11">int</text:span> <text:span text:style-name="T19">__init parse_tag_mem32</text:span>(<text:span text:style-name="T11">const</text:span> <text:span text:style-name="T11">struct</text:span> tag *tag) <text:s/></text:p>
        </text:list-item>
        <text:list-item>
          <text:p text:style-name="P38">{ <text:s/></text:p>
        </text:list-item>
        <text:list-item>
          <text:p text:style-name="P12">...... <text:s/></text:p>
        </text:list-item>
        <text:list-item>
          <text:p text:style-name="P30"><text:s text:c="7"/><text:span text:style-name="T24">arm_add_memory</text:span><text:span text:style-name="T9">(tag-&gt;u.mem.start, tag-&gt;u.mem.size); <text:s/></text:span></text:p>
        </text:list-item>
        <text:list-item>
          <text:p text:style-name="P12">...... <text:s/></text:p>
        </text:list-item>
        <text:list-item>
          <text:p text:style-name="P38">} <text:s/></text:p>
        </text:list-item>
        <text:list-item>
          <text:p text:style-name="P12">__tagtable(ATAG_MEM, parse_tag_mem32); <text:s/></text:p>
        </text:list-item>
      </text:list>
      <text:p text:style-name="P1"><text:s/></text:p>
      <text:p text:style-name="P2"><text:s text:c="7"/><text:span text:style-name="T3">上述的 </text:span><text:span text:style-name="T21">arm_add_memory </text:span><text:span text:style-name="T20">函数</text:span><text:span text:style-name="T3">定义如下：</text:span></text:p>
      <text:p text:style-name="P6"><text:a xlink:type="simple" xlink:href="http://blog.csdn.net/skywalkzf/archive/2010/12/14/6075466.aspx#">view plain</text:a><text:a xlink:type="simple" xlink:href="http://blog.csdn.net/skywalkzf/archive/2010/12/14/6075466.aspx#">copy to clipboard</text:a><text:a xlink:type="simple" xlink:href="http://blog.csdn.net/skywalkzf/archive/2010/12/14/6075466.aspx#">print</text:a><text:a xlink:type="simple" xlink:href="http://blog.csdn.net/skywalkzf/archive/2010/12/14/6075466.aspx#">?</text:a></text:p>
      <text:list xml:id="list411694761" text:style-name="L7">
        <text:list-item>
          <text:p text:style-name="P13"><text:span text:style-name="T11">static</text:span> <text:span text:style-name="T11">void</text:span> __init arm_add_memory(unsigned <text:span text:style-name="T11">long</text:span> start, unsigned <text:span text:style-name="T11">long</text:span> size) <text:s/></text:p>
        </text:list-item>
        <text:list-item>
          <text:p text:style-name="P39">{ <text:s/></text:p>
        </text:list-item>
        <text:list-item>
          <text:p text:style-name="P20"><text:s text:c="7"/><text:span text:style-name="T12">struct</text:span><text:span text:style-name="T9"> membank *bank; <text:s/></text:span></text:p>
        </text:list-item>
        <text:list-item>
          <text:p text:style-name="P31"><text:s text:c="7"/><text:span text:style-name="T9">size -= start &amp; ~PAGE_MASK; <text:s/></text:span></text:p>
        </text:list-item>
        <text:list-item>
          <text:p text:style-name="P20"><text:s text:c="3"/></text:p>
        </text:list-item>
        <text:list-item>
          <text:p text:style-name="P31"><text:s text:c="7"/><text:span text:style-name="T9">bank = &amp;meminfo.bank[meminfo.nr_banks++]; <text:s/></text:span></text:p>
        </text:list-item>
        <text:list-item>
          <text:p text:style-name="P20"><text:soft-page-break/><text:s text:c="7"/><text:span text:style-name="T9">bank-&gt;start = PAGE_ALIGN(start); <text:s/></text:span></text:p>
        </text:list-item>
        <text:list-item>
          <text:p text:style-name="P31"><text:s text:c="7"/><text:span text:style-name="T9">bank-&gt;size <text:s/>= size &amp; PAGE_MASK; <text:s/></text:span></text:p>
        </text:list-item>
        <text:list-item>
          <text:p text:style-name="P20"><text:s text:c="7"/><text:span text:style-name="T9">bank-&gt;node <text:s/>= PHYS_TO_NID(start); <text:s/></text:span></text:p>
        </text:list-item>
        <text:list-item>
          <text:p text:style-name="P39">} <text:s/></text:p>
        </text:list-item>
      </text:list>
      <text:p text:style-name="P1"><text:s/></text:p>
      <text:p text:style-name="P2"><text:s text:c="7"/><text:span text:style-name="T3">如上可见， </text:span><text:span text:style-name="T1">parse_tag_mem32 </text:span><text:span text:style-name="T3">函数调用 </text:span><text:span text:style-name="T1">arm_add_memory </text:span><text:span text:style-name="T3">函数把 </text:span><text:span text:style-name="T1">RAM </text:span><text:span text:style-name="T3">的 </text:span><text:span text:style-name="T1">start </text:span><text:span text:style-name="T3">和 </text:span><text:span text:style-name="T1">size </text:span><text:span text:style-name="T3">等参数保存到了</text:span><text:span text:style-name="T20"> </text:span><text:span text:style-name="T21">meminfo </text:span><text:span text:style-name="T20">结构的 </text:span><text:span text:style-name="T21">meminfo </text:span><text:span text:style-name="T3">结构体中。最后，在 </text:span><text:span text:style-name="T1">setup_arch </text:span><text:span text:style-name="T3">中执行下面语句：</text:span></text:p>
      <text:p text:style-name="P5"><text:s text:c="6"/></text:p>
      <text:p text:style-name="P6"><text:a xlink:type="simple" xlink:href="http://blog.csdn.net/skywalkzf/archive/2010/12/14/6075466.aspx#">view plain</text:a><text:a xlink:type="simple" xlink:href="http://blog.csdn.net/skywalkzf/archive/2010/12/14/6075466.aspx#">copy to clipboard</text:a><text:a xlink:type="simple" xlink:href="http://blog.csdn.net/skywalkzf/archive/2010/12/14/6075466.aspx#">print</text:a><text:a xlink:type="simple" xlink:href="http://blog.csdn.net/skywalkzf/archive/2010/12/14/6075466.aspx#">?</text:a></text:p>
      <text:list xml:id="list163326775" text:style-name="L8">
        <text:list-item>
          <text:p text:style-name="P24">paging_init(&amp;meminfo, mdesc); <text:s/></text:p>
        </text:list-item>
      </text:list>
      <text:p text:style-name="P1"><text:s/></text:p>
      <text:p text:style-name="P2"><text:s text:c="7"/><text:span text:style-name="T3">对有 </text:span><text:span text:style-name="T1">MMU </text:span><text:span text:style-name="T3">的平台上调用 </text:span><text:span text:style-name="T1">arch/arm/mm/nommu.c </text:span><text:span text:style-name="T3">中的 </text:span><text:span text:style-name="T1">paging_init </text:span><text:span text:style-name="T3">，否则调用 </text:span><text:span text:style-name="T1">arch/arm/mm/mmu.c </text:span><text:span text:style-name="T3">中的 </text:span><text:span text:style-name="T1">paging_init </text:span><text:span text:style-name="T3">函数。这里暂不分析 </text:span><text:span text:style-name="T1">mmu.c </text:span><text:span text:style-name="T3">中的 </text:span><text:span text:style-name="T1">paging_init </text:span><text:span text:style-name="T3">函数。</text:span></text:p>
      <text:p text:style-name="P2"><text:s/></text:p>
      <text:p text:style-name="P2"><text:s/></text:p>
      <text:p text:style-name="P4"><text:span text:style-name="Strong_20_Emphasis"><text:span text:style-name="T4">3 </text:span></text:span><text:span text:style-name="Strong_20_Emphasis"><text:span text:style-name="T6">、关于</text:span></text:span><text:span text:style-name="Strong_20_Emphasis"><text:span text:style-name="T4">U-boot </text:span></text:span><text:span text:style-name="Strong_20_Emphasis"><text:span text:style-name="T6">中的</text:span></text:span><text:span text:style-name="Strong_20_Emphasis"><text:span text:style-name="T4">bd </text:span></text:span><text:span text:style-name="Strong_20_Emphasis"><text:span text:style-name="T6">和</text:span></text:span><text:span text:style-name="Strong_20_Emphasis"><text:span text:style-name="T4">gd</text:span></text:span></text:p>
      <text:p text:style-name="P2"><text:span text:style-name="T1">U-boot </text:span><text:span text:style-name="T3">中有一个用来保存很多有用信息的全局结构体－－</text:span><text:span text:style-name="T20"> </text:span><text:span text:style-name="T21">gd_t </text:span><text:span text:style-name="T20">（ </text:span><text:span text:style-name="T21">global data </text:span><text:span text:style-name="T20">缩写）</text:span><text:span text:style-name="T3">，其中包括了 </text:span><text:span text:style-name="T1">bd </text:span><text:span text:style-name="T3">变量，可以说 </text:span><text:span text:style-name="T1">gd_t </text:span><text:span text:style-name="T3">结构体包括了 </text:span><text:span text:style-name="T1">u-boot </text:span><text:span text:style-name="T3">中所有重要全局变量。最后传递给内核的参数，都是从 </text:span><text:span text:style-name="T1">gd </text:span><text:span text:style-name="T3">和 </text:span><text:span text:style-name="T1">bd </text:span><text:span text:style-name="T3">中来的，如上述的 </text:span><text:span text:style-name="T1">setup_memory_tags </text:span><text:span text:style-name="T3">函数作用就是用 </text:span><text:span text:style-name="T1">bd </text:span><text:span text:style-name="T3">中的值来初始化 </text:span><text:span text:style-name="T1">RAM </text:span><text:span text:style-name="T3">相应的 </text:span><text:span text:style-name="T1">tag </text:span><text:span text:style-name="T3">。</text:span></text:p>
      <text:p text:style-name="P2"><text:span text:style-name="T3">对于 </text:span><text:span text:style-name="T1">ARM </text:span><text:span text:style-name="T3">平台这个结构体的定义大致如下：</text:span></text:p>
      <text:p text:style-name="P6"><text:a xlink:type="simple" xlink:href="http://blog.csdn.net/skywalkzf/archive/2010/12/14/6075466.aspx#">view plain</text:a><text:a xlink:type="simple" xlink:href="http://blog.csdn.net/skywalkzf/archive/2010/12/14/6075466.aspx#">copy to clipboard</text:a><text:a xlink:type="simple" xlink:href="http://blog.csdn.net/skywalkzf/archive/2010/12/14/6075466.aspx#">print</text:a><text:a xlink:type="simple" xlink:href="http://blog.csdn.net/skywalkzf/archive/2010/12/14/6075466.aspx#">?</text:a></text:p>
      <text:list xml:id="list1778697766" text:style-name="L9">
        <text:list-item>
          <text:p text:style-name="P14">include/asm-arm/global_data.h <text:s/></text:p>
        </text:list-item>
        <text:list-item>
          <text:p text:style-name="P40">typedef <text:s text:c="3"/><text:span text:style-name="T11">struct</text:span> <text:s text:c="5"/>global_data { <text:s/></text:p>
        </text:list-item>
        <text:list-item>
          <text:p text:style-name="P21"><text:s text:c="7"/><text:span text:style-name="T9">bd_t <text:s text:c="7"/>*bd; <text:s/></text:span></text:p>
        </text:list-item>
        <text:list-item>
          <text:p text:style-name="P32"><text:s text:c="7"/><text:span text:style-name="T9">unsigned </text:span><text:span text:style-name="T12">long</text:span><text:span text:style-name="T9"> <text:s/>flags; <text:s/></text:span></text:p>
        </text:list-item>
        <text:list-item>
          <text:p text:style-name="P21"><text:s text:c="7"/><text:span text:style-name="T9">unsigned </text:span><text:span text:style-name="T12">long</text:span><text:span text:style-name="T9"> <text:s/>baudrate; <text:s/></text:span></text:p>
        </text:list-item>
        <text:list-item>
          <text:p text:style-name="P32"><text:s text:c="7"/><text:span text:style-name="T9">unsigned </text:span><text:span text:style-name="T12">long</text:span><text:span text:style-name="T9"> <text:s/>have_console; </text:span><text:span text:style-name="T16">/* serial_init() was called */</text:span><text:span text:style-name="T9"> <text:s/></text:span></text:p>
        </text:list-item>
        <text:list-item>
          <text:p text:style-name="P21"><text:s text:c="7"/><text:span text:style-name="T9">unsigned </text:span><text:span text:style-name="T12">long</text:span><text:span text:style-name="T9"> <text:s/>reloc_off; <text:s text:c="6"/></text:span><text:span text:style-name="T16">/* Relocation Offset */</text:span><text:span text:style-name="T9"> <text:s/></text:span></text:p>
        </text:list-item>
        <text:list-item>
          <text:p text:style-name="P32"><text:s text:c="7"/><text:span text:style-name="T9">unsigned </text:span><text:span text:style-name="T12">long</text:span><text:span text:style-name="T9"> <text:s/>env_addr; <text:s text:c="6"/></text:span><text:span text:style-name="T16">/* Address <text:s/>of Environment struct */</text:span><text:span text:style-name="T9"> <text:s/></text:span></text:p>
        </text:list-item>
        <text:list-item>
          <text:p text:style-name="P21"><text:s text:c="7"/><text:span text:style-name="T9">unsigned </text:span><text:span text:style-name="T12">long</text:span><text:span text:style-name="T9"> <text:s/>env_valid; <text:s text:c="6"/></text:span><text:span text:style-name="T16">/* Checksum of Environment valid? */</text:span><text:span text:style-name="T9"> <text:s/></text:span></text:p>
        </text:list-item>
        <text:list-item>
          <text:p text:style-name="P32"><text:s text:c="7"/><text:span text:style-name="T9">unsigned </text:span><text:span text:style-name="T12">long</text:span><text:span text:style-name="T9"> <text:s/>fb_base; <text:s/></text:span><text:span text:style-name="T16">/* base address of frame buffer */</text:span><text:span text:style-name="T9"> <text:s/></text:span></text:p>
        </text:list-item>
        <text:list-item>
          <text:p text:style-name="P21"><text:s text:c="7"/><text:span text:style-name="T12">void</text:span><text:span text:style-name="T9"> <text:s text:c="7"/>**jt; <text:s text:c="7"/></text:span><text:span text:style-name="T16">/* jump table */</text:span><text:span text:style-name="T9"> <text:s/></text:span></text:p>
        </text:list-item>
        <text:list-item>
          <text:p text:style-name="P40">} gd_t; <text:s/></text:p>
        </text:list-item>
      </text:list>
      <text:p text:style-name="P1"><text:s/></text:p>
      <text:p text:style-name="P2"><text:s/></text:p>
      <text:p text:style-name="P2"><text:span text:style-name="T3">在 </text:span><text:span text:style-name="T1">U-boot </text:span><text:span text:style-name="T3">中使用 </text:span><text:span text:style-name="T1">gd </text:span><text:span text:style-name="T3">结构之前要用先用宏 </text:span><text:span text:style-name="T1">DECLARE_GLOBAL_DATA_PTR </text:span><text:span text:style-name="T3">来声明。这个宏的定义如下：</text:span></text:p>
      <text:p text:style-name="P6"><text:a xlink:type="simple" xlink:href="http://blog.csdn.net/skywalkzf/archive/2010/12/14/6075466.aspx#">view plain</text:a><text:a xlink:type="simple" xlink:href="http://blog.csdn.net/skywalkzf/archive/2010/12/14/6075466.aspx#">copy to clipboard</text:a><text:a xlink:type="simple" xlink:href="http://blog.csdn.net/skywalkzf/archive/2010/12/14/6075466.aspx#">print</text:a><text:a xlink:type="simple" xlink:href="http://blog.csdn.net/skywalkzf/archive/2010/12/14/6075466.aspx#">?</text:a></text:p>
      <text:list xml:id="list2123291517" text:style-name="L10">
        <text:list-item>
          <text:p text:style-name="P15">include/asm-arm/global_data.h <text:s/></text:p>
        </text:list-item>
        <text:list-item>
          <text:p text:style-name="P41"><text:span text:style-name="T13">#define DECLARE_GLOBAL_DATA_PTR register volatile gd_t *gd asm ("r8")</text:span> <text:s/></text:p>
        </text:list-item>
      </text:list>
      <text:p text:style-name="P1"><text:s/></text:p>
      <text:p text:style-name="P2"><text:span text:style-name="T3">从这个</text:span><text:span text:style-name="T20">宏的定义可以看出， </text:span><text:span text:style-name="T21">gd </text:span><text:span text:style-name="T20">是一个保存在 </text:span><text:span text:style-name="T21">ARM </text:span><text:span text:style-name="T20">的 </text:span><text:span text:style-name="T21">r8 </text:span><text:span text:style-name="T20">寄存器中的 </text:span><text:span text:style-name="T21">gd_t </text:span><text:span text:style-name="T20">结构体的指针。</text:span></text:p>
      <text:p text:style-name="P2"><text:soft-page-break/><text:s/></text:p>
      <text:p text:style-name="P4"><text:span text:style-name="Strong_20_Emphasis"><text:span text:style-name="T6">说明：本文的版本为</text:span></text:span><text:span text:style-name="Strong_20_Emphasis"><text:span text:style-name="T4">U-boot-1.3.4 </text:span></text:span><text:span text:style-name="Strong_20_Emphasis"><text:span text:style-name="T6">、</text:span></text:span><text:span text:style-name="Strong_20_Emphasis"><text:span text:style-name="T4">Linux-2.6.28 </text:span></text:span><text:span text:style-name="Strong_20_Emphasis"><text:span text:style-name="T6">，平台是</text:span></text:span><text:span text:style-name="Strong_20_Emphasis"><text:span text:style-name="T4">ARM </text:span></text:span><text:span text:style-name="Strong_20_Emphasis"><text:span text:style-name="T6">。</text:span></text:span></text:p>
      <text:p text:style-name="P2"><text:s/></text:p>
      <text:p text:style-name="P4"><text:span text:style-name="Strong_20_Emphasis"><text:span text:style-name="T4">//</text:span></text:span><text:span text:style-name="Strong_20_Emphasis"><text:span text:style-name="T6">补充一下</text:span></text:span><text:span text:style-name="Strong_20_Emphasis"><text:span text:style-name="T4">:</text:span></text:span></text:p>
      <text:p text:style-name="P4"><text:span text:style-name="Strong_20_Emphasis"><text:span text:style-name="T6">来自</text:span></text:span><text:span text:style-name="Strong_20_Emphasis"><text:span text:style-name="T4">:http://hi.baidu.com/armfans/blog/item/306cd5035f24ff084afb514b.html</text:span></text:span></text:p>
      <text:p text:style-name="P2"><text:span text:style-name="T2">bootloader</text:span><text:span text:style-name="T3">巧妙地利用函数指针及传参规范将</text:span><text:span text:style-name="T22">R0:0x0</text:span><text:span text:style-name="T20">，</text:span><text:span text:style-name="T22">R1:</text:span><text:span text:style-name="T20">机器号，</text:span><text:span text:style-name="T22">R2:</text:span><text:span text:style-name="T20">参数地址传递给内核</text:span><text:span text:style-name="T3">．由于</text:span><text:span text:style-name="T2">R0</text:span><text:span text:style-name="T3">，</text:span><text:span text:style-name="T2">R1</text:span><text:span text:style-name="T3">比较简单，不需要再作说明．需要花点时间了解的是</text:span><text:span text:style-name="T2">R2</text:span><text:span text:style-name="T3">寄存器．</text:span><text:span text:style-name="T2"><text:line-break/></text:span><text:span text:style-name="T3">　　</text:span><text:span text:style-name="T22">R2</text:span><text:span text:style-name="T20">寄存器传递的是一个指针，这个指针指向一个</text:span><text:span text:style-name="T22">TAG</text:span><text:span text:style-name="T20">区域．</text:span><text:span text:style-name="T2">UBOOT</text:span><text:span text:style-name="T3">和</text:span><text:span text:style-name="T2">Linux</text:span><text:span text:style-name="T3">内核之间正是通过这个扩展了的</text:span><text:span text:style-name="T2">TAG</text:span><text:span text:style-name="T3">区域来进行复杂参数的传递，如 </text:span><text:span text:style-name="T2">command line</text:span><text:span text:style-name="T3">，文件系统信息等等，用户也可以扩展这个</text:span><text:span text:style-name="T2">TAG</text:span><text:span text:style-name="T3">来进行更多参数的传递．</text:span><text:span text:style-name="T2">TAG</text:span><text:span text:style-name="T3">区域存放的地址，也就是</text:span><text:span text:style-name="T2">R2</text:span><text:span text:style-name="T3">的值，是在</text:span><text:span text:style-name="T2">/board /yourboard/youboard.c</text:span><text:span text:style-name="T3">里的</text:span><text:span text:style-name="T2">board_init</text:span><text:span text:style-name="T3">函数中初始化的，如在</text:span><text:span text:style-name="T2">UB4020</text:span><text:span text:style-name="T3">中初始化 为：</text:span><text:span text:style-name="T22">gd-&gt;bd-&gt;bi_boot_params = 0x30000100;</text:span><text:span text:style-name="T20">，这是一个绝对地址．</text:span><text:span text:style-name="T2"><text:line-break/></text:span><text:span text:style-name="T3">　　</text:span><text:span text:style-name="T2">TAG</text:span><text:span text:style-name="T3">区的结构比较简单，可以视为一个一个</text:span><text:span text:style-name="T2">TAG</text:span><text:span text:style-name="T3">的排列（数组？），每一个</text:span><text:span text:style-name="T2">TAG</text:span><text:span text:style-name="T3">传递一种特定类型的参数．各种系统</text:span><text:span text:style-name="T2">TAG</text:span><text:span text:style-name="T3">的定义可以参考</text:span><text:span text:style-name="T2">./include/asm-arm/setup.h</text:span><text:span text:style-name="T3">．</text:span><text:span text:style-name="T2"><text:line-break/></text:span><text:span text:style-name="T3">　　下面是一个</text:span><text:span text:style-name="T2">TAG</text:span><text:span text:style-name="T3">区的例子：</text:span><text:span text:style-name="T2"><text:line-break/></text:span><text:span text:style-name="T3">　　</text:span><text:span text:style-name="T2">0x30000100 00000</text:span><text:span text:style-name="T22">005</text:span><text:span text:style-name="T2"> 54410001 00000000 00000000 <text:line-break/></text:span><text:span text:style-name="T3">　　</text:span><text:span text:style-name="T2">0x30000110 00000000 00000</text:span><text:span text:style-name="T22">00F</text:span><text:span text:style-name="T2"> 54410009 746F6F72 <text:line-break/></text:span><text:span text:style-name="T3">　　</text:span><text:span text:style-name="T2">0x30000120 65642F3D 61722F76 7220306D 6F632077 <text:line-break/></text:span><text:span text:style-name="T3">　　</text:span><text:span text:style-name="T2">0x30000130 6C6F736E 74743D65 2C305379 30303639 <text:line-break/></text:span><text:span text:style-name="T3">　　</text:span><text:span text:style-name="T2">0x30000140 696E6920 6C2F3D74 78756E69 EA006372 <text:line-break/></text:span><text:span text:style-name="T3">　　</text:span><text:span text:style-name="T2">0x30000150 0000</text:span><text:span text:style-name="T22">0004</text:span><text:span text:style-name="T2"> 54420005 30300040 00200000 <text:line-break/></text:span><text:span text:style-name="T3">　　</text:span><text:span text:style-name="T2">0x30000160 00000000 00000000 <text:line-break/></text:span><text:span text:style-name="T3">　　我们可以看到一共有</text:span><text:span text:style-name="T20">三个</text:span><text:span text:style-name="T22">TAG</text:span><text:span text:style-name="T20">：</text:span><text:span text:style-name="T2"><text:line-break/></text:span><text:span text:style-name="T3">　　</text:span><text:span text:style-name="T20">第一个</text:span><text:span text:style-name="T22">TAG</text:span><text:span text:style-name="T20">的长度是</text:span><text:span text:style-name="T22">5</text:span><text:span text:style-name="T20">个字</text:span><text:span text:style-name="T3">，类型是</text:span><text:span text:style-name="T22">ATAG_CORE</text:span><text:span text:style-name="T20">（</text:span><text:span text:style-name="T22">54410001</text:span><text:span text:style-name="T20">）</text:span><text:span text:style-name="T3">，有三个元素，均为全零．</text:span><text:span text:style-name="T2">TAG</text:span><text:span text:style-name="T3">区必须以这个</text:span><text:span text:style-name="T2">TAG</text:span><text:span text:style-name="T3">开头．</text:span><text:span text:style-name="T2"><text:line-break/></text:span><text:span text:style-name="T3">　　第二个</text:span><text:span text:style-name="T2">TAG</text:span><text:span text:style-name="T3">的长度是</text:span><text:span text:style-name="T2">F</text:span><text:span text:style-name="T3">个字，类型是</text:span><text:span text:style-name="T22">ATAG_CMDLINE</text:span><text:span text:style-name="T20">（</text:span><text:span text:style-name="T22">54410009</text:span><text:span text:style-name="T20">）</text:span><text:span text:style-name="T3">，这是一个字符串，是向内核传递的</text:span><text:span text:style-name="T2">kernel command line<text:line-break/></text:span><text:span text:style-name="T3">　　第三个</text:span><text:span text:style-name="T2">TAG</text:span><text:span text:style-name="T3">的长度是</text:span><text:span text:style-name="T2">4</text:span><text:span text:style-name="T3">个字，类型是</text:span><text:span text:style-name="T2">ATAG_INITRD2</text:span><text:span text:style-name="T3">（</text:span><text:span text:style-name="T2">54410005</text:span><text:span text:style-name="T3">），有两个元素，第一个是</text:span><text:span text:style-name="T2">start:30300040</text:span><text:span text:style-name="T3">（</text:span><text:span text:style-name="T2">30300000+40</text:span><text:span text:style-name="T3">），第二个是</text:span><text:span text:style-name="T2">size:200000</text:span><text:span text:style-name="T3">（</text:span><text:span text:style-name="T2">2M</text:span><text:span text:style-name="T3">）</text:span><text:span text:style-name="T2"><text:line-break/></text:span><text:span text:style-name="T3">　　如果说还有第四个</text:span><text:span text:style-name="T2">TAG</text:span><text:span text:style-name="T3">，那就是末尾的两个全零，</text:span><text:span text:style-name="T20">这是</text:span><text:span text:style-name="T22">TAG</text:span><text:span text:style-name="T20">结束的标志．</text:span><text:span text:style-name="T2"><text:line-break/></text:span><text:span text:style-name="T3">　　这些</text:span><text:span text:style-name="T22">TAG</text:span><text:span text:style-name="T20">是在</text:span><text:span text:style-name="T22">./lib_arm/arm_linux.c</text:span><text:span text:style-name="T20">中的</text:span><text:span text:style-name="T22">do_bootm_linux</text:span><text:span text:style-name="T20">函数中建立起来的</text:span><text:span text:style-name="T3">．具体建立哪些</text:span><text:span text:style-name="T2">TAG</text:span><text:span text:style-name="T3">，由相应的控制宏 决定．具体可以参考相应代码．例子中第一个</text:span><text:span text:style-name="T2">TAG</text:span><text:span text:style-name="T3">是起始</text:span><text:span text:style-name="T2">TAG</text:span><text:span text:style-name="T3">，如果环境变量中有</text:span><text:span text:style-name="T2">bootargs</text:span><text:span text:style-name="T3">，则建立第二个</text:span><text:span text:style-name="T2">TAG</text:span><text:span text:style-name="T3">，如果</text:span><text:span text:style-name="T2">bootm</text:span><text:span text:style-name="T3">有两个参数（引导 文件系统），则会读取文件系统头部的必要信息，建立第三个</text:span><text:span text:style-name="T2">TAG</text:span><text:span text:style-name="T3">．</text:span><text:span text:style-name="T2"><text:line-break/></text:span><text:span text:style-name="T3">　　内核启动后，将根据</text:span><text:span text:style-name="T2">R2</text:span><text:span text:style-name="T3">寄存器的值找到这些</text:span><text:span text:style-name="T2">TAG</text:span><text:span text:style-name="T3">，并根据</text:span><text:span text:style-name="T2">TAG</text:span><text:span text:style-name="T3">类型，调用相应的处理函数进行处理，从而获取内核运行的必要信息．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nsolas" svg:font-family="Consolas, 'Courier New', Courier, mono, serif"/>
    <style:font-face style:name="Lohit Hindi1" svg:font-family="'Lohit Hindi'"/>
    <style:font-face style:name="Verdana" svg:font-family="Verdana, Geneva, Arial, Helvetica, sans-serif"/>
    <style:font-face style:name="verdana" svg:font-family="verdana, sans-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zhe </meta:initial-creator>
    <meta:creation-date>2011-03-11T17:30:38</meta:creation-date>
    <dc:date>2011-03-14T20:16:44</dc:date>
    <dc:creator>azhe </dc:creator>
    <meta:editing-duration>PT11H09M34S</meta:editing-duration>
    <meta:editing-cycles>17</meta:editing-cycles>
    <meta:generator>OpenOffice.org/3.2$Unix OpenOffice.org_project/320m19$Build-9505</meta:generator>
    <meta:document-statistic meta:table-count="0" meta:image-count="0" meta:object-count="0" meta:page-count="6" meta:paragraph-count="222" meta:word-count="1639" meta:character-count="9638"/>
  </office:meta>
</office:document-meta>
</file>